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3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4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5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6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7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8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9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9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9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9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9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9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9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9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9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9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0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0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0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0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0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0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0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0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0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0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1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1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1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1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1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1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1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1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1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1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2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3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3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3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3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3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3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3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3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3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3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4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4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4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4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4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4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4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4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4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4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5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6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6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6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6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6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6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6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6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6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6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7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8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8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8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8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8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8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8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8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8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8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9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9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9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9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9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9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9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9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9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19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0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0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0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0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0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0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0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0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0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0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1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1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1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1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1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1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1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1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1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1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2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2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2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2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2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2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2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2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2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2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3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3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3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3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3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3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3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3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3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3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4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4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4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4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4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4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4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4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4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4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5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6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7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8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90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91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92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93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94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95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96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97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98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P299" style:parent-style-name="Обычный" style:family="paragraph">
      <style:text-properties style:font-name="Times New Roman" style:font-name-asian="Times New Roman" fo:font-size="12pt" style:font-size-asian="12pt" style:font-size-complex="12pt" style:language-asian="ru" style:country-asian="RU"/>
    </style:style>
    <style:style style:name="T300" style:parent-style-name="Основнойшрифтабзаца" style:family="text">
      <style:text-properties style:font-name="Times New Roman" style:font-name-asian="Times New Roman" fo:font-size="12pt" style:font-size-asian="12pt" style:font-size-complex="12pt" style:language-asian="ru" style:country-asian="RU"/>
    </style:style>
  </office:automatic-styles>
  <office:body>
    <office:text text:use-soft-page-breaks="true">
      <text:p text:style-name="P1">exemplary</text:p>
      <text:p text:style-name="P2">below</text:p>
      <text:p text:style-name="P3">even</text:p>
      <text:p text:style-name="P4">hm</text:p>
      <text:p text:style-name="P5">and</text:p>
      <text:p text:style-name="P6">antagonize</text:p>
      <text:p text:style-name="P7">hm</text:p>
      <text:p text:style-name="P8">pro</text:p>
      <text:p text:style-name="P9">yuck</text:p>
      <text:p text:style-name="P10">questioningly</text:p>
      <text:p text:style-name="P11">doe</text:p>
      <text:p text:style-name="P12">onto</text:p>
      <text:p text:style-name="P13">even if</text:p>
      <text:p text:style-name="P14">governor</text:p>
      <text:p text:style-name="P15">mountainous</text:p>
      <text:p text:style-name="P16">cheesecake</text:p>
      <text:p text:style-name="P17">potable</text:p>
      <text:p text:style-name="P18">yahoo</text:p>
      <text:p text:style-name="P19">obvious</text:p>
      <text:p text:style-name="P20">but</text:p>
      <text:p text:style-name="P21">embarrass</text:p>
      <text:p text:style-name="P22">meh</text:p>
      <text:p text:style-name="P23">zowie</text:p>
      <text:p text:style-name="P24">meh</text:p>
      <text:p text:style-name="P25">selfishly</text:p>
      <text:p text:style-name="P26">as soon as</text:p>
      <text:p text:style-name="P27">lobotomy</text:p>
      <text:p text:style-name="P28">pish</text:p>
      <text:p text:style-name="P29">yowza</text:p>
      <text:p text:style-name="P30">nervous</text:p>
      <text:p text:style-name="P31">forenenst</text:p>
      <text:p text:style-name="P32">rather than</text:p>
      <text:soft-page-break/>
      <text:p text:style-name="P33">vainly</text:p>
      <text:p text:style-name="P34">likely</text:p>
      <text:p text:style-name="P35">dugout</text:p>
      <text:p text:style-name="P36">chain</text:p>
      <text:p text:style-name="P37">lark</text:p>
      <text:p text:style-name="P38">now since</text:p>
      <text:p text:style-name="P39">finally</text:p>
      <text:p text:style-name="P40">inferior</text:p>
      <text:p text:style-name="P41">minus</text:p>
      <text:p text:style-name="P42">duh</text:p>
      <text:p text:style-name="P43">ground</text:p>
      <text:p text:style-name="P44">equally</text:p>
      <text:p text:style-name="P45">never</text:p>
      <text:p text:style-name="P46">loathsome</text:p>
      <text:p text:style-name="P47">headrest</text:p>
      <text:p text:style-name="P48">sticky</text:p>
      <text:p text:style-name="P49">infant</text:p>
      <text:p text:style-name="P50">cholesterol</text:p>
      <text:p text:style-name="P51">in addition</text:p>
      <text:p text:style-name="P52">astride</text:p>
      <text:p text:style-name="P53">aw</text:p>
      <text:p text:style-name="P54">during</text:p>
      <text:p text:style-name="P55">vitrify</text:p>
      <text:p text:style-name="P56">numb</text:p>
      <text:p text:style-name="P57">now since</text:p>
      <text:p text:style-name="P58">intrigue</text:p>
      <text:p text:style-name="P59">precedence</text:p>
      <text:p text:style-name="P60">abaft</text:p>
      <text:p text:style-name="P61">ha</text:p>
      <text:p text:style-name="P62">vaguely</text:p>
      <text:p text:style-name="P63">privatize</text:p>
      <text:p text:style-name="P64">powerfully</text:p>
      <text:soft-page-break/>
      <text:p text:style-name="P65">about</text:p>
      <text:p text:style-name="P66">plaintive</text:p>
      <text:p text:style-name="P67">single</text:p>
      <text:p text:style-name="P68">athletic</text:p>
      <text:p text:style-name="P69">in order that</text:p>
      <text:p text:style-name="P70">buttress</text:p>
      <text:p text:style-name="P71">if only</text:p>
      <text:p text:style-name="P72">shrilly</text:p>
      <text:p text:style-name="P73">kit</text:p>
      <text:p text:style-name="P74">hastily</text:p>
      <text:p text:style-name="P75">bluster</text:p>
      <text:p text:style-name="P76">who</text:p>
      <text:p text:style-name="P77">slipper</text:p>
      <text:p text:style-name="P78">eulogize</text:p>
      <text:p text:style-name="P79">afore</text:p>
      <text:p text:style-name="P80">investor</text:p>
      <text:p text:style-name="P81">ack</text:p>
      <text:p text:style-name="P82">above</text:p>
      <text:p text:style-name="P83">ornate</text:p>
      <text:p text:style-name="P84">times</text:p>
      <text:p text:style-name="P85">whoa</text:p>
      <text:p text:style-name="P86">geez</text:p>
      <text:p text:style-name="P87">anguished</text:p>
      <text:p text:style-name="P88">onto</text:p>
      <text:p text:style-name="P89">impressionable</text:p>
      <text:p text:style-name="P90">encircle</text:p>
      <text:p text:style-name="P91">as if</text:p>
      <text:p text:style-name="P92">lawful</text:p>
      <text:p text:style-name="P93">vivaciously</text:p>
      <text:p text:style-name="P94">unabashedly</text:p>
      <text:p text:style-name="P95">romaine</text:p>
      <text:p text:style-name="P96">whenever</text:p>
      <text:soft-page-break/>
      <text:p text:style-name="P97">mellow</text:p>
      <text:p text:style-name="P98">suspiciously</text:p>
      <text:p text:style-name="P99">the</text:p>
      <text:p text:style-name="P100">mentor</text:p>
      <text:p text:style-name="P101">powerless</text:p>
      <text:p text:style-name="P102">defiantly</text:p>
      <text:p text:style-name="P103">incidentally</text:p>
      <text:p text:style-name="P104">as a result</text:p>
      <text:p text:style-name="P105">livid</text:p>
      <text:p text:style-name="P106">apropos</text:p>
      <text:p text:style-name="P107">mindless</text:p>
      <text:p text:style-name="P108">patent</text:p>
      <text:p text:style-name="P109">geez</text:p>
      <text:p text:style-name="P110">rather than</text:p>
      <text:p text:style-name="P111">frequent</text:p>
      <text:p text:style-name="P112">brace</text:p>
      <text:p text:style-name="P113">circumnavigate</text:p>
      <text:p text:style-name="P114">purge</text:p>
      <text:p text:style-name="P115">fool</text:p>
      <text:p text:style-name="P116">woot</text:p>
      <text:p text:style-name="P117">chimpanzee</text:p>
      <text:p text:style-name="P118">so</text:p>
      <text:p text:style-name="P119">victoriously</text:p>
      <text:p text:style-name="P120">jeer</text:p>
      <text:p text:style-name="P121">hmph</text:p>
      <text:p text:style-name="P122">beset</text:p>
      <text:p text:style-name="P123">fetus</text:p>
      <text:p text:style-name="P124">yuck</text:p>
      <text:p text:style-name="P125">intercede</text:p>
      <text:p text:style-name="P126">irrigation</text:p>
      <text:p text:style-name="P127">speedily</text:p>
      <text:p text:style-name="P128">nectar</text:p>
      <text:soft-page-break/>
      <text:p text:style-name="P129">bluster</text:p>
      <text:p text:style-name="P130">whereas</text:p>
      <text:p text:style-name="P131">operator</text:p>
      <text:p text:style-name="P132">shuck</text:p>
      <text:p text:style-name="P133">puzzled</text:p>
      <text:p text:style-name="P134">toward</text:p>
      <text:p text:style-name="P135">cure</text:p>
      <text:p text:style-name="P136">nursing</text:p>
      <text:p text:style-name="P137">theology</text:p>
      <text:p text:style-name="P138">apt</text:p>
      <text:p text:style-name="P139">however</text:p>
      <text:p text:style-name="P140">sympathetically</text:p>
      <text:p text:style-name="P141">doubtfully</text:p>
      <text:p text:style-name="P142">as much as</text:p>
      <text:p text:style-name="P143">toward</text:p>
      <text:p text:style-name="P144">attach</text:p>
      <text:p text:style-name="P145">more</text:p>
      <text:p text:style-name="P146">in fact</text:p>
      <text:p text:style-name="P147">mustache</text:p>
      <text:p text:style-name="P148">hmph</text:p>
      <text:p text:style-name="P149">disable</text:p>
      <text:p text:style-name="P150">attenuation</text:p>
      <text:p text:style-name="P151">card</text:p>
      <text:p text:style-name="P152">best</text:p>
      <text:p text:style-name="P153">enthusiastically</text:p>
      <text:p text:style-name="P154">because</text:p>
      <text:p text:style-name="P155">sculpt</text:p>
      <text:p text:style-name="P156">reparation</text:p>
      <text:p text:style-name="P157">yahoo</text:p>
      <text:p text:style-name="P158">besides</text:p>
      <text:p text:style-name="P159">so that</text:p>
      <text:p text:style-name="P160">ouch</text:p>
      <text:soft-page-break/>
      <text:p text:style-name="P161">rapidly</text:p>
      <text:p text:style-name="P162">throw</text:p>
      <text:p text:style-name="P163">oof</text:p>
      <text:p text:style-name="P164">gah</text:p>
      <text:p text:style-name="P165">assassination</text:p>
      <text:p text:style-name="P166">cocoon</text:p>
      <text:p text:style-name="P167">hm</text:p>
      <text:p text:style-name="P168">yawning</text:p>
      <text:p text:style-name="P169">parliament</text:p>
      <text:p text:style-name="P170">mosquito</text:p>
      <text:p text:style-name="P171">instead</text:p>
      <text:p text:style-name="P172">discourse</text:p>
      <text:p text:style-name="P173">geez</text:p>
      <text:p text:style-name="P174">whoa</text:p>
      <text:p text:style-name="P175">compassionate</text:p>
      <text:p text:style-name="P176">single</text:p>
      <text:p text:style-name="P177">amidst</text:p>
      <text:p text:style-name="P178">ack</text:p>
      <text:p text:style-name="P179">even</text:p>
      <text:p text:style-name="P180">lovingly</text:p>
      <text:p text:style-name="P181">concrete</text:p>
      <text:p text:style-name="P182">genocide</text:p>
      <text:p text:style-name="P183">redesign</text:p>
      <text:p text:style-name="P184">crossly</text:p>
      <text:p text:style-name="P185">justify</text:p>
      <text:p text:style-name="P186">heavily</text:p>
      <text:p text:style-name="P187">instead</text:p>
      <text:p text:style-name="P188">trained</text:p>
      <text:p text:style-name="P189">hence</text:p>
      <text:p text:style-name="P190">afore</text:p>
      <text:p text:style-name="P191">licence</text:p>
      <text:p text:style-name="P192">knotty</text:p>
      <text:soft-page-break/>
      <text:p text:style-name="P193">drat</text:p>
      <text:p text:style-name="P194">reflection</text:p>
      <text:p text:style-name="P195">do</text:p>
      <text:p text:style-name="P196">like</text:p>
      <text:p text:style-name="P197">as soon as</text:p>
      <text:p text:style-name="P198">natural</text:p>
      <text:p text:style-name="P199">influence</text:p>
      <text:p text:style-name="P200">premeditation</text:p>
      <text:p text:style-name="P201">sans</text:p>
      <text:p text:style-name="P202">aw</text:p>
      <text:p text:style-name="P203">handy</text:p>
      <text:p text:style-name="P204">swill</text:p>
      <text:p text:style-name="P205">politely</text:p>
      <text:p text:style-name="P206">around</text:p>
      <text:p text:style-name="P207">ew</text:p>
      <text:p text:style-name="P208">barring</text:p>
      <text:p text:style-name="P209">deliver</text:p>
      <text:p text:style-name="P210">charge</text:p>
      <text:p text:style-name="P211">fortunately</text:p>
      <text:p text:style-name="P212">viciously</text:p>
      <text:p text:style-name="P213">brr</text:p>
      <text:p text:style-name="P214">just as</text:p>
      <text:p text:style-name="P215">slave</text:p>
      <text:p text:style-name="P216">if only</text:p>
      <text:p text:style-name="P217">although</text:p>
      <text:p text:style-name="P218">quietly</text:p>
      <text:p text:style-name="P219">aw</text:p>
      <text:p text:style-name="P220">eek</text:p>
      <text:p text:style-name="P221">restfully</text:p>
      <text:p text:style-name="P222">faithfully</text:p>
      <text:p text:style-name="P223">stealthily</text:p>
      <text:p text:style-name="P224">speedily</text:p>
      <text:soft-page-break/>
      <text:p text:style-name="P225">embarrass</text:p>
      <text:p text:style-name="P226">solidly</text:p>
      <text:p text:style-name="P227">short-term</text:p>
      <text:p text:style-name="P228">mortal</text:p>
      <text:p text:style-name="P229">sculpting</text:p>
      <text:p text:style-name="P230">sternly</text:p>
      <text:p text:style-name="P231">frightfully</text:p>
      <text:p text:style-name="P232">as a result</text:p>
      <text:p text:style-name="P233">as</text:p>
      <text:p text:style-name="P234">sari</text:p>
      <text:p text:style-name="P235">aha</text:p>
      <text:p text:style-name="P236">austere</text:p>
      <text:p text:style-name="P237">shame</text:p>
      <text:p text:style-name="P238">considering</text:p>
      <text:p text:style-name="P239">onto</text:p>
      <text:p text:style-name="P240">ignorant</text:p>
      <text:p text:style-name="P241">beneath</text:p>
      <text:p text:style-name="P242">boiling</text:p>
      <text:p text:style-name="P243">contractor</text:p>
      <text:p text:style-name="P244">editor</text:p>
      <text:p text:style-name="P245">in fact</text:p>
      <text:p text:style-name="P246">jolt</text:p>
      <text:p text:style-name="P247">viciously</text:p>
      <text:p text:style-name="P248">next</text:p>
      <text:p text:style-name="P249">vapid</text:p>
      <text:p text:style-name="P250">although</text:p>
      <text:p text:style-name="P251">fearless</text:p>
      <text:p text:style-name="P252">employee</text:p>
      <text:p text:style-name="P253">gah</text:p>
      <text:p text:style-name="P254">frantically</text:p>
      <text:p text:style-name="P255">mid</text:p>
      <text:p text:style-name="P256">mishandle</text:p>
      <text:soft-page-break/>
      <text:p text:style-name="P257">intercourse</text:p>
      <text:p text:style-name="P258">seldom</text:p>
      <text:p text:style-name="P259">via</text:p>
      <text:p text:style-name="P260">if when</text:p>
      <text:p text:style-name="P261">enormously</text:p>
      <text:p text:style-name="P262">ravioli</text:p>
      <text:p text:style-name="P263">yowza</text:p>
      <text:p text:style-name="P264">innocent</text:p>
      <text:p text:style-name="P265">ringed</text:p>
      <text:p text:style-name="P266">colonize</text:p>
      <text:p text:style-name="P267">ah</text:p>
      <text:p text:style-name="P268">upward</text:p>
      <text:p text:style-name="P269">quietly</text:p>
      <text:p text:style-name="P270">sulks</text:p>
      <text:p text:style-name="P271">loyalty</text:p>
      <text:p text:style-name="P272">hence</text:p>
      <text:p text:style-name="P273">onto</text:p>
      <text:p text:style-name="P274">fooey</text:p>
      <text:p text:style-name="P275">stealthily</text:p>
      <text:p text:style-name="P276">leach</text:p>
      <text:p text:style-name="P277">in order that</text:p>
      <text:p text:style-name="P278">scared</text:p>
      <text:p text:style-name="P279">yum</text:p>
      <text:p text:style-name="P280">feline</text:p>
      <text:p text:style-name="P281">provided that</text:p>
      <text:p text:style-name="P282">whenever</text:p>
      <text:p text:style-name="P283">pace</text:p>
      <text:p text:style-name="P284">since</text:p>
      <text:p text:style-name="P285">drink</text:p>
      <text:p text:style-name="P286">uh-huh</text:p>
      <text:p text:style-name="P287">embarrassed</text:p>
      <text:p text:style-name="P288">err</text:p>
      <text:soft-page-break/>
      <text:p text:style-name="P289">ultimate</text:p>
      <text:p text:style-name="P290">worth</text:p>
      <text:p text:style-name="P291">precedence</text:p>
      <text:p text:style-name="P292">frankly</text:p>
      <text:p text:style-name="P293">extension</text:p>
      <text:p text:style-name="P294">frequency</text:p>
      <text:p text:style-name="P295">bower</text:p>
      <text:p text:style-name="P296">premise</text:p>
      <text:p text:style-name="P297">miserly</text:p>
      <text:p text:style-name="P298">meh</text:p>
      <text:p text:style-name="P299">dear</text:p>
      <text:p text:style-name="Обычный"><text:span text:style-name="T300">boo ho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has-text-weight-semibold" style:display-name="has-text-weight-semibold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ru" style:country-asian="R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Пономарев Роман</meta:initial-creator>
    <dc:creator>Пономарев Роман</dc:creator>
    <meta:creation-date>2022-12-21T23:42:00Z</meta:creation-date>
    <dc:date>2022-12-21T23:53:00Z</dc:date>
    <meta:template xlink:href="Normal.dotm" xlink:type="simple"/>
    <meta:editing-cycles>6</meta:editing-cycles>
    <meta:editing-duration>PT0S</meta:editing-duration>
    <meta:document-statistic meta:page-count="10" meta:paragraph-count="4" meta:word-count="347" meta:character-count="2323" meta:row-count="16" meta:non-whitespace-character-count="1980"/>
  </office:meta>
</office:document-meta>
</file>